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168.29mm"/>
    </style:style>
    <style:style style:name="co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Link For Code(Gist Link)</text:p>
          </table:table-cell>
          <table:table-cell office:value-type="string" calcext:value-type="string">
            <text:p>Image No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traSonic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&lt;script src="https://gist.github.com/umangsuthar/fa58423f2b2526ce0d7a3b489d60a276.js"&gt;&lt;/script&gt;</text:p>
          </table:table-cell>
          <table:table-cell office:value-type="string" calcext:value-type="string">
            <text:p>2_L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M35 Temprature </text:p>
          </table:table-cell>
          <table:table-cell office:value-type="string" calcext:value-type="string">
            <text:p>&lt;script src="https://gist.github.com/umangsuthar/257d85f53084002d9c175a6aedb174ad.js"&gt;&lt;/script&gt;</text:p>
          </table:table-cell>
          <table:table-cell office:value-type="string" calcext:value-type="string">
            <text:p>3_LM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R Motion</text:p>
          </table:table-cell>
          <table:table-cell office:value-type="string" calcext:value-type="string">
            <text:p>&lt;script src="https://gist.github.com/umangsuthar/3c93791b129c9dc9a3660b0c7de66f07.js"&gt;&lt;/script&gt;</text:p>
          </table:table-cell>
          <table:table-cell office:value-type="string" calcext:value-type="string">
            <text:p>4_PIR Mo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F Modu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ssure </text:p>
          </table:table-cell>
          <table:table-cell office:value-type="string" calcext:value-type="string">
            <text:p>&lt;script src="https://gist.github.com/umangsuthar/25afcc968f3e73f988ca99ed14108906.js"&gt;&lt;/script&gt;</text:p>
          </table:table-cell>
          <table:table-cell office:value-type="string" calcext:value-type="string">
            <text:p>6_Pressu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FI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&lt;script src="https://gist.github.com/umangsuthar/52804372f8973d42d0df229c0a884e6d.js"&gt;&lt;/script&gt;</text:p>
          </table:table-cell>
          <table:table-cell office:value-type="string" calcext:value-type="string">
            <text:p>8_Alcoh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&lt;script src="https://gist.github.com/umangsuthar/3b1accf22eb3771f5d714f6cb0d0efb6.js"&gt;&lt;/script&gt;</text:p>
          </table:table-cell>
          <table:table-cell office:value-type="string" calcext:value-type="string">
            <text:p>9_buzz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midity DHT11</text:p>
          </table:table-cell>
          <table:table-cell office:value-type="string" calcext:value-type="string">
            <text:p>&lt;script src="https://gist.github.com/umangsuthar/46209fe03a151b5032888b537df99989.js"&gt;&lt;/script&gt;</text:p>
          </table:table-cell>
          <table:table-cell office:value-type="string" calcext:value-type="string">
            <text:p>10_Humidity DHT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il Moisrure</text:p>
          </table:table-cell>
          <table:table-cell office:value-type="string" calcext:value-type="string">
            <text:p>&lt;script src="https://gist.github.com/umangsuthar/ec3504961e4a7f4c31fb1aa3abfa09bf.js"&gt;&lt;/script&gt;</text:p>
          </table:table-cell>
          <table:table-cell office:value-type="string" calcext:value-type="string">
            <text:p>11_soil moistu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s Senso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ystic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v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in Wat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l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i Color Led(RGB)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lex Senso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entiomete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ter Leve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1:14:12.967426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2:26:16.264730796</meta:creation-date>
    <dc:date>2017-03-12T11:29:33.615358064</dc:date>
    <meta:editing-duration>PT32M42S</meta:editing-duration>
    <meta:editing-cycles>8</meta:editing-cycles>
    <meta:generator>LibreOffice/5.1.6.2$Linux_X86_64 LibreOffice_project/10m0$Build-2</meta:generator>
    <meta:document-statistic meta:table-count="1" meta:cell-count="62" meta:object-count="0"/>
  </office:meta>
</office:document-meta>
</file>